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measure" style:list-style-name="L1">
      <style:graphic-properties draw:textarea-vertical-align="middle" draw:line-distance="0.94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svg:stroke-width="0.152cm" draw:marker-start-width="0.228cm" draw:marker-end="Arrow" draw:marker-end-width="0.686cm" draw:fill="none" draw:fill-color="#000000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width="0.305cm" svg:stroke-color="#000000" draw:fill="none" draw:fill-color="#ffffff" draw:textarea-horizontal-align="left" draw:auto-grow-height="true" draw:auto-grow-width="true" fo:min-height="0cm" fo:min-width="0cm" fo:padding-top="0.277cm" fo:padding-bottom="0.277cm" fo:padding-left="0.402cm" fo:padding-right="0.40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5.461cm" svg:x="2.016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5cm" svg:height="0.763cm" svg:x="2.016cm" svg:y="6.3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5cm" svg:height="0.763cm" svg:x="2.016cm" svg:y="12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921cm" svg:x="3.54cm" svg:y="8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3.048cm" svg:height="2.921cm" svg:x="8.366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842cm" svg:height="0.763cm" svg:x="13.7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5.461cm" svg:x="15.986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0.763cm" svg:x="13.7cm" svg:y="12.55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302cm" svg:y1="11.033cm" svg:x2="6.207cm" svg:y2="8.874cm">
          <text:p/>
        </draw:line>
        <draw:frame draw:style-name="gr3" draw:text-style-name="P2" draw:layer="layout" svg:width="1.129cm" svg:height="0.878cm" svg:x="4.113cm" svg:y="9.128cm">
          <draw:text-box>
            <text:p text:style-name="P2"><text:span text:style-name="T1">50</text:span></text:p>
          </draw:text-box>
        </draw:frame>
        <draw:measure draw:style-name="gr4" draw:text-style-name="P4" draw:layer="measurelines" svg:x1="19.939cm" svg:y1="6.29cm" svg:x2="19.939cm" svg:y2="13.402cm">
          <text:p text:style-name="P3"><text:span text:style-name="T1">100</text:span></text:p>
        </draw:measure>
        <draw:measure draw:style-name="gr4" draw:text-style-name="P4" draw:layer="measurelines" svg:x1="5.318cm" svg:y1="13.446cm" svg:x2="2.016cm" svg:y2="13.446cm">
          <text:p text:style-name="P3"><text:span text:style-name="T1">50</text:span></text:p>
        </draw:measure>
        <draw:measure draw:style-name="gr5" draw:text-style-name="P3" draw:layer="layout" svg:x1="10.267cm" svg:y1="13.346cm" svg:x2="5.314cm" svg:y2="13.362cm">
          <text:p text:style-name="P3"><text:span text:style-name="T1">100</text:span></text:p>
        </draw:measure>
        <draw:measure draw:style-name="gr4" draw:text-style-name="P1" draw:layer="measurelines" svg:x1="13.7cm" svg:y1="6.207cm" svg:x2="19.542cm" svg:y2="6.207cm">
          <text:p text:style-name="P5"><text:measure text:kind="gap"/><text:span text:style-name="T1">50</text:span></text:p>
        </draw:measure>
        <draw:line draw:style-name="gr6" draw:text-style-name="P1" draw:layer="layout" svg:x1="15.097cm" svg:y1="9.89cm" svg:x2="15.859cm" svg:y2="9.89cm">
          <text:p/>
        </draw:line>
        <draw:line draw:style-name="gr6" draw:text-style-name="P1" draw:layer="layout" svg:x1="17.764cm" svg:y1="9.89cm" svg:x2="17.129cm" svg:y2="9.89cm">
          <text:p/>
        </draw:line>
        <draw:frame draw:style-name="gr3" draw:text-style-name="P2" draw:layer="layout" svg:width="0.815cm" svg:height="0.878cm" svg:x="17.637cm" svg:y="9.128cm">
          <draw:text-box>
            <text:p><text:span text:style-name="T1">5</text:span></text:p>
          </draw:text-box>
        </draw:frame>
        <draw:custom-shape draw:style-name="gr7" draw:text-style-name="P1" draw:layer="layout" svg:width="0.254cm" svg:height="10.287cm" svg:x="1.762cm" svg:y="5.19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557cm" svg:y1="2.778cm" svg:x2="12.557cm" svg:y2="6.08cm">
          <text:p/>
        </draw:line>
        <draw:frame draw:style-name="gr9" draw:layer="layout" svg:width="2.635cm" svg:height="1.266cm" svg:x="9.636cm" svg:y="3.036cm">
          <draw:text-box>
            <text:p>100k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Caballero</meta:initial-creator>
    <meta:creation-date>2013-07-15T13:39:41</meta:creation-date>
    <dc:date>2013-07-15T13:47:08</dc:date>
    <dc:creator>Carlos Caballero</dc:creator>
    <meta:editing-duration>P0D</meta:editing-duration>
    <meta:editing-cycles>1</meta:editing-cycles>
    <meta:document-statistic meta:object-count="20"/>
    <meta:generator>LibreOffice/3.5$Linux_x86 LibreOffice_project/350m1$Build-2</meta:generator>
  </office:meta>
</office:document-meta>
</file>